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30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able-cell-properties fo:background-color="transparent"/>
    </style:style>
    <style:style style:name="ce1" style:family="table-cell" style:parent-style-name="Default" style:data-style-name="N61"/>
    <style:style style:name="ce5" style:family="table-cell" style:parent-style-name="Default" style:data-style-name="N61">
      <style:table-cell-properties fo:background-color="transparent"/>
    </style:style>
    <style:style style:name="ce6" style:family="table-cell" style:parent-style-name="Default" style:data-style-name="N44"/>
    <style:style style:name="ce7" style:family="table-cell" style:parent-style-name="Default" style:data-style-name="N44">
      <style:table-cell-properties fo:background-color="transparen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tting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3" table:default-cell-style-name="ce1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Image_size</text:p>
          </table:table-cell>
          <table:table-cell office:value-type="string" calcext:value-type="string">
            <text:p>Bs</text:p>
          </table:table-cell>
          <table:table-cell table:style-name="Default" office:value-type="string" calcext:value-type="string">
            <text:p>Wd</text:p>
          </table:table-cell>
          <table:table-cell table:style-name="Default" office:value-type="string" calcext:value-type="string">
            <text:p>Lr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Time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M1_0-999 </text:p>
          </table:table-cell>
          <table:table-cell office:value-type="string" calcext:value-type="string">
            <text:p>BM1_1000-1999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4" calcext:value-type="float">
            <text:p>4</text:p>
          </table:table-cell>
          <table:table-cell table:style-name="ce6" office:value-type="time" office:time-value="PT40H00M00S" calcext:value-type="time">
            <text:p>40:00:00</text:p>
          </table:table-cell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M1_0-999 </text:p>
          </table:table-cell>
          <table:table-cell table:style-name="ce3" office:value-type="string" calcext:value-type="string">
            <text:p>BM1_1000-199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0.01" calcext:value-type="float">
            <text:p>1.00E-02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time" office:time-value="PT120H00M00S" calcext:value-type="time">
            <text:p>120:00:00</text:p>
          </table:table-cell>
          <table:table-cell table:style-name="ce3"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M1</text:p>
          </table:table-cell>
          <table:table-cell office:value-type="string" calcext:value-type="string">
            <text:p>BM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4" calcext:value-type="float">
            <text:p>4</text:p>
          </table:table-cell>
          <table:table-cell table:style-name="ce6" office:value-type="time" office:time-value="PT80H00M00S" calcext:value-type="time">
            <text:p>80:00:0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M1</text:p>
          </table:table-cell>
          <table:table-cell office:value-type="string" calcext:value-type="string">
            <text:p>BM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0.0001 + 1e-6:1e-4</text:p>
          </table:table-cell>
          <table:table-cell office:value-type="string" calcext:value-type="string">
            <text:p>4+2</text:p>
          </table:table-cell>
          <table:table-cell table:style-name="ce6" office:value-type="string" calcext:value-type="string">
            <text:p>80 + 2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M1</text:p>
          </table:table-cell>
          <table:table-cell office:value-type="string" calcext:value-type="string">
            <text:p>BM3</text:p>
          </table:table-cell>
          <table:table-cell office:value-type="string" calcext:value-type="string">
            <text:p>128+256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0.0001 + 1e-6:1e-4</text:p>
          </table:table-cell>
          <table:table-cell office:value-type="string" calcext:value-type="string">
            <text:p>4+2</text:p>
          </table:table-cell>
          <table:table-cell office:value-type="string" calcext:value-type="string">
            <text:p>80 + 120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M1 + rot</text:p>
          </table:table-cell>
          <table:table-cell office:value-type="string" calcext:value-type="string">
            <text:p>BM3 + rot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4+2</text:p>
          </table:table-cell>
          <table:table-cell office:value-type="float" office:value="120" calcext:value-type="float">
            <text:p>120</text:p>
          </table:table-cell>
          <table:table-cell table:number-columns-repeated="1015"/>
        </table:table-row>
      </table:table>
      <table:table table:name="Results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train_loss</text:p>
          </table:table-cell>
          <table:table-cell office:value-type="string" calcext:value-type="string">
            <text:p>valid_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endosperm</text:p>
          </table:table-cell>
          <table:table-cell office:value-type="string" calcext:value-type="string">
            <text:p>aleurone</text:p>
          </table:table-cell>
          <table:table-cell office:value-type="string" calcext:value-type="string">
            <text:p>germ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048776" calcext:value-type="float">
            <text:p>0.048776</text:p>
          </table:table-cell>
          <table:table-cell table:style-name="ce2" office:value-type="float" office:value="0.250531" calcext:value-type="float">
            <text:p>0.250531</text:p>
          </table:table-cell>
          <table:table-cell table:style-name="ce2" office:value-type="float" office:value="0.863676" calcext:value-type="float">
            <text:p>0.863676</text:p>
          </table:table-cell>
          <table:table-cell table:style-name="ce2" office:value-type="float" office:value="0.992158" calcext:value-type="float">
            <text:p>0.992158</text:p>
          </table:table-cell>
          <table:table-cell table:style-name="ce2" office:value-type="float" office:value="0.802862" calcext:value-type="float">
            <text:p>0.802862</text:p>
          </table:table-cell>
          <table:table-cell table:style-name="ce2" office:value-type="float" office:value="0.52288" calcext:value-type="float">
            <text:p>0.52288</text:p>
          </table:table-cell>
          <table:table-cell table:style-name="ce2" office:value-type="float" office:value="0.305655" calcext:value-type="float">
            <text:p>0.305655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float" office:value="0.028097" calcext:value-type="float">
            <text:p>0.028097</text:p>
          </table:table-cell>
          <table:table-cell table:style-name="ce9" office:value-type="float" office:value="0.147468" calcext:value-type="float">
            <text:p>0.147468</text:p>
          </table:table-cell>
          <table:table-cell table:style-name="ce9" office:value-type="float" office:value="0.913775" calcext:value-type="float">
            <text:p>0.913775</text:p>
          </table:table-cell>
          <table:table-cell table:style-name="ce9" office:value-type="float" office:value="0.99605" calcext:value-type="float">
            <text:p>0.99605</text:p>
          </table:table-cell>
          <table:table-cell table:style-name="ce9" office:value-type="float" office:value="0.828908" calcext:value-type="float">
            <text:p>0.828908</text:p>
          </table:table-cell>
          <table:table-cell table:style-name="ce9" office:value-type="float" office:value="0.742277" calcext:value-type="float">
            <text:p>0.742277</text:p>
          </table:table-cell>
          <table:table-cell table:style-name="ce9" office:value-type="float" office:value="0.493777" calcext:value-type="float">
            <text:p>0.493777</text:p>
          </table:table-cell>
          <table:table-cell table:style-name="ce3"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float" office:value="0.036288" calcext:value-type="float">
            <text:p>0.036288</text:p>
          </table:table-cell>
          <table:table-cell office:value-type="float" office:value="0.043553" calcext:value-type="float">
            <text:p>0.043553</text:p>
          </table:table-cell>
          <table:table-cell office:value-type="float" office:value="0.967948" calcext:value-type="float">
            <text:p>0.967948</text:p>
          </table:table-cell>
          <table:table-cell table:style-name="ce2" office:value-type="float" office:value="0.995165" calcext:value-type="float">
            <text:p>0.995165</text:p>
          </table:table-cell>
          <table:table-cell office:value-type="float" office:value="0.960134" calcext:value-type="float">
            <text:p>0.960134</text:p>
          </table:table-cell>
          <table:table-cell office:value-type="float" office:value="0.737608" calcext:value-type="float">
            <text:p>0.737608</text:p>
          </table:table-cell>
          <table:table-cell office:value-type="float" office:value="0.90846" calcext:value-type="float">
            <text:p>0.9084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9366" calcext:value-type="float">
            <text:p>0.029366</text:p>
          </table:table-cell>
          <table:table-cell office:value-type="float" office:value="0.039711" calcext:value-type="float">
            <text:p>0.039711</text:p>
          </table:table-cell>
          <table:table-cell office:value-type="float" office:value="0.969613" calcext:value-type="float">
            <text:p>0.969613</text:p>
          </table:table-cell>
          <table:table-cell office:value-type="float" office:value="0.996615" calcext:value-type="float">
            <text:p>0.996615</text:p>
          </table:table-cell>
          <table:table-cell office:value-type="float" office:value="0.963586" calcext:value-type="float">
            <text:p>0.963586</text:p>
          </table:table-cell>
          <table:table-cell office:value-type="float" office:value="0.759532" calcext:value-type="float">
            <text:p>0.759532</text:p>
          </table:table-cell>
          <table:table-cell table:style-name="ce2" office:value-type="float" office:value="0.918715" calcext:value-type="float">
            <text:p>0.91871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147" calcext:value-type="float">
            <text:p>0.02147</text:p>
          </table:table-cell>
          <table:table-cell office:value-type="float" office:value="0.026328" calcext:value-type="float">
            <text:p>0.026328</text:p>
          </table:table-cell>
          <table:table-cell office:value-type="float" office:value="0.980363" calcext:value-type="float">
            <text:p>0.980363</text:p>
          </table:table-cell>
          <table:table-cell office:value-type="float" office:value="0.997355" calcext:value-type="float">
            <text:p>0.997355</text:p>
          </table:table-cell>
          <table:table-cell office:value-type="float" office:value="0.971691" calcext:value-type="float">
            <text:p>0.971691</text:p>
          </table:table-cell>
          <table:table-cell office:value-type="float" office:value="0.876369" calcext:value-type="float">
            <text:p>0.876369</text:p>
          </table:table-cell>
          <table:table-cell office:value-type="float" office:value="0.924091" calcext:value-type="float">
            <text:p>0.92409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1512" calcext:value-type="float">
            <text:p>0.041512</text:p>
          </table:table-cell>
          <table:table-cell office:value-type="float" office:value="0.043719" calcext:value-type="float">
            <text:p>0.043719</text:p>
          </table:table-cell>
          <table:table-cell office:value-type="float" office:value="0.971534" calcext:value-type="float">
            <text:p>0.971534</text:p>
          </table:table-cell>
          <table:table-cell office:value-type="float" office:value="0.995086" calcext:value-type="float">
            <text:p>0.995086</text:p>
          </table:table-cell>
          <table:table-cell office:value-type="float" office:value="0.957372" calcext:value-type="float">
            <text:p>0.957372</text:p>
          </table:table-cell>
          <table:table-cell office:value-type="float" office:value="0.815844" calcext:value-type="float">
            <text:p>0.815844</text:p>
          </table:table-cell>
          <table:table-cell office:value-type="float" office:value="0.793487" calcext:value-type="float">
            <text:p>0.793487</text:p>
          </table:table-cell>
          <table:table-cell table:number-columns-repeated="1016"/>
        </table:table-row>
      </table:table>
      <table:table table:name="worst_performance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Endosperm</text:p>
          </table:table-cell>
          <table:table-cell office:value-type="string" calcext:value-type="string">
            <text:p>Aleurone</text:p>
          </table:table-cell>
          <table:table-cell office:value-type="string" calcext:value-type="string">
            <text:p>Germ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999243" calcext:value-type="float">
            <text:p>0.999243</text:p>
          </table:table-cell>
          <table:table-cell table:style-name="ce2" office:value-type="float" office:value="0.947348" calcext:value-type="float">
            <text:p>0.947348</text:p>
          </table:table-cell>
          <table:table-cell table:style-name="ce2" office:value-type="float" office:value="0.632653" calcext:value-type="float">
            <text:p>0.63265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float" office:value="0.997456" calcext:value-type="float">
            <text:p>0.997456</text:p>
          </table:table-cell>
          <table:table-cell table:style-name="ce9" office:value-type="float" office:value="0.995929" calcext:value-type="float">
            <text:p>0.995929</text:p>
          </table:table-cell>
          <table:table-cell table:style-name="ce9" office:value-type="float" office:value="0.893111" calcext:value-type="float">
            <text:p>0.893111</text:p>
          </table:table-cell>
          <table:table-cell table:style-name="ce9" office:value-type="string" calcext:value-type="string">
            <text:p>NaN</text:p>
          </table:table-cell>
          <table:table-cell table:style-name="ce3"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93327" calcext:value-type="float">
            <text:p>0.993327</text:p>
          </table:table-cell>
          <table:table-cell office:value-type="float" office:value="0.953729" calcext:value-type="float">
            <text:p>0.953729</text:p>
          </table:table-cell>
          <table:table-cell office:value-type="float" office:value="0.808237" calcext:value-type="float">
            <text:p>0.808237</text:p>
          </table:table-cell>
          <table:table-cell office:value-type="string" calcext:value-type="string">
            <text:p>NaN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94771" calcext:value-type="float">
            <text:p>0.994771</text:p>
          </table:table-cell>
          <table:table-cell office:value-type="float" office:value="0.914746" calcext:value-type="float">
            <text:p>0.914746</text:p>
          </table:table-cell>
          <table:table-cell office:value-type="float" office:value="0.816754" calcext:value-type="float">
            <text:p>0.816754</text:p>
          </table:table-cell>
          <table:table-cell office:value-type="string" calcext:value-type="string">
            <text:p>NaN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98219" calcext:value-type="float">
            <text:p>0.998219</text:p>
          </table:table-cell>
          <table:table-cell office:value-type="float" office:value="0.926763" calcext:value-type="float">
            <text:p>0.926763</text:p>
          </table:table-cell>
          <table:table-cell office:value-type="float" office:value="0.917072" calcext:value-type="float">
            <text:p>0.917072</text:p>
          </table:table-cell>
          <table:table-cell office:value-type="string" calcext:value-type="string">
            <text:p>NaN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83051" calcext:value-type="float">
            <text:p>0.683051</text:p>
          </table:table-cell>
          <table:table-cell office:value-type="float" office:value="0.869338" calcext:value-type="float">
            <text:p>0.869338</text:p>
          </table:table-cell>
          <table:table-cell office:value-type="float" office:value="0.5" calcext:value-type="float">
            <text:p>0.5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/00/0000</text:date>, <text:time style:data-style-name="N2" text:time-value="10:55:39.379391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2:20:58.112554019</meta:creation-date>
    <dc:date>2020-01-16T16:12:25.334902130</dc:date>
    <meta:editing-duration>PT3H28M49S</meta:editing-duration>
    <meta:editing-cycles>9</meta:editing-cycles>
    <meta:generator>LibreOffice/6.0.7.3$Linux_X86_64 LibreOffice_project/00m0$Build-3</meta:generator>
    <meta:document-statistic meta:table-count="3" meta:cell-count="154" meta:object-count="0"/>
  </office:meta>
</office:document-meta>
</file>